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font-size="22pt" style:font-size-asian="22pt" style:font-size-complex="22pt"/>
    </style:style>
    <style:style style:name="P2" style:parent-style-name="Heading1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Web" style:family="paragraph">
      <style:text-properties fo:language="en" fo:country="US"/>
    </style:style>
    <style:style style:name="P5" style:parent-style-name="NormalWeb" style:family="paragraph">
      <style:text-properties fo:language="en" fo:country="US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fr" style:country-asian="FR"/>
    </style:style>
    <style:style style:name="P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" style:parent-style-name="Heading2" style:family="paragraph">
      <style:text-properties style:font-name-asian="Times New Roman" style:language-asian="fr" style:country-asian="FR"/>
    </style:style>
    <style:style style:name="P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2" style:parent-style-name="Heading2" style:family="paragraph">
      <style:text-properties style:font-name-asian="Times New Roman" style:language-asian="fr" style:country-asian="FR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language="en" fo:country="US"/>
    </style:style>
    <style:style style:name="P112" style:parent-style-name="Normal" style:family="paragraph">
      <style:text-properties fo:language="en" fo:country="US"/>
    </style:style>
    <style:style style:name="P113" style:parent-style-name="Normal" style:family="paragraph">
      <style:text-properties fo:language="en" fo:country="US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text-properties fo:language="en" fo:country="US"/>
    </style:style>
    <style:style style:name="P140" style:parent-style-name="Normal" style:family="paragraph">
      <style:text-properties fo:language="en" fo:country="US"/>
    </style:style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Normal" style:family="paragraph">
      <style:text-properties fo:language="en" fo:country="US"/>
    </style:style>
    <style:style style:name="P148" style:parent-style-name="Normal" style:family="paragraph">
      <style:text-properties fo:language="en" fo:country="US"/>
    </style:style>
    <style:style style:name="P149" style:parent-style-name="Normal" style:family="paragraph">
      <style:text-properties fo:language="en" fo:country="US"/>
    </style:style>
    <style:style style:name="P150" style:parent-style-name="Normal" style:family="paragraph">
      <style:text-properties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  <style:style style:name="P158" style:parent-style-name="Normal" style:family="paragraph">
      <style:text-properties fo:language="en" fo:country="US"/>
    </style:style>
    <style:style style:name="P159" style:parent-style-name="Normal" style:family="paragraph">
      <style:text-properties fo:language="en" fo:country="US"/>
    </style:style>
    <style:style style:name="P160" style:parent-style-name="Normal" style:family="paragraph">
      <style:text-properties fo:language="en" fo:country="US"/>
    </style:style>
    <style:style style:name="P161" style:parent-style-name="Normal" style:family="paragraph">
      <style:text-properties fo:language="en" fo:country="US"/>
    </style:style>
    <style:style style:name="P162" style:parent-style-name="Normal" style:family="paragraph">
      <style:text-properties fo:language="en" fo:country="US"/>
    </style:style>
    <style:style style:name="P163" style:parent-style-name="Normal" style:family="paragraph">
      <style:text-properties fo:language="en" fo:country="US"/>
    </style:style>
    <style:style style:name="P164" style:parent-style-name="Normal" style:family="paragraph">
      <style:text-properties fo:language="en" fo:country="US"/>
    </style:style>
    <style:style style:name="P165" style:parent-style-name="Normal" style:family="paragraph">
      <style:text-properties fo:language="en" fo:country="US"/>
    </style:style>
    <style:style style:name="P166" style:parent-style-name="Normal" style:family="paragraph">
      <style:text-properties fo:language="en" fo:country="US"/>
    </style:style>
    <style:style style:name="P167" style:parent-style-name="Normal" style:family="paragraph">
      <style:text-properties fo:language="en" fo:country="US"/>
    </style:style>
    <style:style style:name="P168" style:parent-style-name="Normal" style:family="paragraph">
      <style:text-properties fo:language="en" fo:country="US"/>
    </style:style>
    <style:style style:name="P169" style:parent-style-name="Normal" style:family="paragraph">
      <style:text-properties fo:language="en" fo:country="US"/>
    </style:style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Normal" style:family="paragraph">
      <style:text-properties fo:language="en" fo:country="US"/>
    </style:style>
    <style:style style:name="P177" style:parent-style-name="Normal" style:family="paragraph">
      <style:text-properties fo:language="en" fo:country="US"/>
    </style:style>
    <style:style style:name="P178" style:parent-style-name="Normal" style:family="paragraph">
      <style:text-properties fo:language="en" fo:country="US"/>
    </style:style>
    <style:style style:name="P179" style:parent-style-name="Normal" style:family="paragraph">
      <style:text-properties fo:language="en" fo:country="US"/>
    </style:style>
    <style:style style:name="P180" style:parent-style-name="Normal" style:family="paragraph">
      <style:text-properties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P183" style:parent-style-name="Normal" style:family="paragraph">
      <style:text-properties fo:language="en" fo:country="US"/>
    </style:style>
    <style:style style:name="P184" style:parent-style-name="Normal" style:family="paragraph">
      <style:text-properties fo:language="en" fo:country="US"/>
    </style:style>
    <style:style style:name="P185" style:parent-style-name="Normal" style:family="paragraph">
      <style:text-properties fo:language="en" fo:country="US"/>
    </style:style>
    <style:style style:name="P186" style:parent-style-name="Normal" style:family="paragraph">
      <style:text-properties fo:language="en" fo:country="US"/>
    </style:style>
    <style:style style:name="P187" style:parent-style-name="Normal" style:family="paragraph"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P189" style:parent-style-name="Normal" style:family="paragraph">
      <style:text-properties fo:language="en" fo:country="US"/>
    </style:style>
    <style:style style:name="P190" style:parent-style-name="Normal" style:family="paragraph">
      <style:text-properties fo:language="en" fo:country="US"/>
    </style:style>
    <style:style style:name="P191" style:parent-style-name="Normal" style:family="paragraph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P199" style:parent-style-name="Normal" style:family="paragraph">
      <style:text-properties fo:language="en" fo:country="US"/>
    </style:style>
    <style:style style:name="P200" style:parent-style-name="Normal" style:family="paragraph">
      <style:text-properties fo:language="en" fo:country="US"/>
    </style:style>
    <style:style style:name="P201" style:parent-style-name="Normal" style:family="paragraph">
      <style:text-properties fo:language="en" fo:country="US"/>
    </style:style>
    <style:style style:name="P202" style:parent-style-name="Normal" style:family="paragraph">
      <style:text-properties fo:language="en" fo:country="US"/>
    </style:style>
    <style:style style:name="P203" style:parent-style-name="Normal" style:family="paragraph">
      <style:text-properties fo:language="en" fo:country="US"/>
    </style:style>
    <style:style style:name="P204" style:parent-style-name="Normal" style:family="paragraph">
      <style:text-properties fo:language="en" fo:country="US"/>
    </style:style>
    <style:style style:name="P205" style:parent-style-name="Normal" style:family="paragraph">
      <style:text-properties fo:language="en" fo:country="US"/>
    </style:style>
    <style:style style:name="T206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Ansible Quick Start</text:p>
      <text:p text:style-name="Normal"/>
      <text:h text:style-name="P2" text:outline-level="1">Lecture: Ansible Introduction and Architecture</text:h>
      <text:p text:style-name="P3"/>
      <text:p text:style-name="P4">Is a tool that can execute tasks on remote<text:s/>systems. It<text:s/>allows for agentless system configuration and deployment.</text:p>
      <text:p text:style-name="P5"/>
      <text:p text:style-name="P6">The power of Ansible<text:s/>is that we can install one<text:s/>software package on one<text:s/>computer and from that computer we can install and configure and manage<text:s/>software and system configurations on<text:s text:c="4"/>many different machines as long as we have the SSH<text:s/>client installed and that is<text:s/>a default with Linux. Everything has got SSH, that's how<text:s/>we get to the servers. That's how we interact with them.<text:s/></text:p>
      <text:p text:style-name="P7"/>
      <text:h text:style-name="Heading1" text:outline-level="1">Lecture: Ansible Installation and Configuration</text:h>
      <text:h text:style-name="Heading2" text:outline-level="2">Installation de EPEL<text:s/></text:h>
      <text:p text:style-name="NormalWeb">EPEL ou encore (Extra Package for Entreprise Linux) est un repo qui founit des package additionnels pour les distibution type RedHat, Centos etc...(maintenu par la communauté FEDORA)</text:p>
      <text:p text:style-name="NormalWeb">Souvent j'ai reproché au dépôt officiel de ces distribution d’être moins garnis que les dépôts des distributions type Debian/Ubuntu Server.</text:p>
      <text:p text:style-name="NormalWeb">En installant EPEL vous aurez un nombre de packages disponibles via votre gestionnaire de paquets yum beaucoup plus importants!</text:p>
      <text:p text:style-name="P8">Pour l’installer on tape : yum list epel-release</text:p>
      <text:p text:style-name="P9"/>
      <text:h text:style-name="P10" text:outline-level="2">Installation<text:s/></text:h>
      <text:p text:style-name="P11">sudo yum install ansible</text:p>
      <text:h text:style-name="P12" text:outline-level="2">Configuration<text:s/></text:h>
      <text:p text:style-name="Normal"/>
      <text:p text:style-name="P13">We must open the inventory to configure Ansible</text:p>
      <text:p text:style-name="P14">An inventory is a list of hosts that ansible manages.</text:p>
      <text:p text:style-name="P15">The default inventory is at<text:s/>etc/ansible/hosts</text:p>
      <text:p text:style-name="P16">Inventory can be set in ansible.cfg</text:p>
      <text:p text:style-name="P17">You can define a bunch number of servers like this:<text:s/>web[01:50], its mean all servers web from web01 to web50.</text:p>
      <text:p text:style-name="P18">If your server name is webserver_qeyss2c.com you can refer to by a quick name like this :</text:p>
      <text:p text:style-name="P19">qeyss2 ansible_host=webserver_qeyss2c.com</text:p>
      <text:soft-page-break/>
      <text:p text:style-name="P20">First we need to create a user that we are going to designate for ansible purposes</text:p>
      <text:p text:style-name="P21">sudo useradd qeyss</text:p>
      <text:p text:style-name="P22">Je me connecte en ssh au remote server by typing : ssh NameOfServer ; like : ssh<text:s/>qeyss2c.mylabserver.com</text:p>
      <text:p text:style-name="P23">Then I create a new user on this server and I give him a password with: sudo passwd qeyss</text:p>
      <text:p text:style-name="P24">Then I log off with logout</text:p>
      <text:p text:style-name="P25">Then I connect with the new user and I generate an ssh key : ssh-keygen</text:p>
      <text:p text:style-name="P26">5 mn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Normal"><text:span text:style-name="T206">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eyss</meta:initial-creator>
    <dc:creator>qeyss</dc:creator>
    <meta:creation-date>2020-02-13T02:39:00Z</meta:creation-date>
    <dc:date>2020-02-13T09:35:00Z</dc:date>
    <meta:template xlink:href="Normal" xlink:type="simple"/>
    <meta:editing-cycles>7</meta:editing-cycles>
    <meta:editing-duration>PT24780S</meta:editing-duration>
    <meta:document-statistic meta:page-count="7" meta:paragraph-count="4" meta:word-count="338" meta:character-count="2194" meta:row-count="15" meta:non-whitespace-character-count="1860"/>
  </office:meta>
</office:document-meta>
</file>